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6c0c" officeooo:paragraph-rsid="000b6c0c"/>
    </style:style>
    <style:style style:name="P2" style:family="paragraph" style:parent-style-name="Standard" style:list-style-name="L1">
      <style:text-properties officeooo:rsid="000b6c0c" officeooo:paragraph-rsid="000b6c0c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b6c0c" officeooo:paragraph-rsid="000b6c0c" style:font-size-asian="18pt" style:font-weight-asian="bold" style:font-size-complex="18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SCRUM</text:p>
      <text:p text:style-name="P1"/>
      <text:p text:style-name="P1"/>
      <text:p text:style-name="P1"/>
      <text:p text:style-name="P1">Guillermo : Animacion Personaje</text:p>
      <text:p text:style-name="P1"/>
      <text:p text:style-name="P1">Sergio y Alin : nuevos sprite de mapas, obstaculos y limitaciones</text:p>
      <text:p text:style-name="P1"/>
      <text:p text:style-name="P1">Tareas pendientes</text:p>
      <text:list xml:id="list3003817896104603642" text:style-name="L1">
        <text:list-item>
          <text:p text:style-name="P2">Buscar sprites(enemigos, objetos, obstaculos….)</text:p>
        </text:list-item>
        <text:list-item>
          <text:p text:style-name="P2">Movimientos de los personajes</text:p>
        </text:list-item>
        <text:list-item>
          <text:p text:style-name="P2">Transicion entre mapas</text:p>
        </text:list-item>
        <text:list-item>
          <text:p text:style-name="P2">Misión</text:p>
        </text:list-item>
        <text:list-item>
          <text:p text:style-name="P2">Dropeo de objetos</text:p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0:25:07.473326031</meta:creation-date>
    <dc:date>2017-05-08T10:29:59.177929961</dc:date>
    <meta:editing-duration>PT4M52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38" meta:character-count="244" meta:non-whitespace-character-count="220"/>
  </office:meta>
</office:document-meta>
</file>